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ourier New" svg:font-family="'Courier New'"/>
    <style:font-face style:name="Symbol" svg:font-family="Symbol"/>
    <style:font-face style:name="Times New Roman" svg:font-family="'Times New Roman'"/>
    <style:font-face style:name="sans-serif" svg:font-family="sans-serif"/>
    <style:font-face style:name="serif" svg:font-family="serif"/>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center" style:may-break-between-rows="true" style:writing-mode="lr-tb"/>
    </style:style>
    <style:style style:name="Table1.A" style:family="table-column">
      <style:table-column-properties style:column-width="6.6924in"/>
    </style:style>
    <style:style style:name="Table1.A1" style:family="table-cell">
      <style:table-cell-properties fo:background-color="#ffffff" fo:padding="0in" fo:border="0.0007in solid #000000" fo:vertical-align="top">
        <style:background-image/>
      </style:table-cell-properties>
    </style:style>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center" style:justify-single-word="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justify" style:justify-single-word="false"/>
      <style:text-properties style:use-window-font-color="true" style:font-name="serif" fo:font-size="12pt" fo:font-weight="normal" fo:background-color="transparent" style:font-name-asian="serif" style:font-name-complex="serif"/>
    </style:style>
    <style:style style:name="P8" style:family="paragraph" style:parent-style-name="Standard">
      <style:paragraph-properties fo:line-height="100%" fo:text-align="center" style:justify-single-word="false"/>
      <style:text-properties style:use-window-font-color="true" style:font-name="serif" fo:font-size="12pt" fo:font-weight="normal" fo:background-color="transparent" style:font-name-asian="serif" style:font-name-complex="serif"/>
    </style:style>
    <style:style style:name="P9" style:family="paragraph" style:parent-style-name="Standard">
      <style:paragraph-properties fo:line-height="100%" fo:text-align="start" style:justify-single-word="false"/>
      <style:text-properties style:use-window-font-color="true" style:font-name="serif" fo:font-size="12pt" fo:font-weight="normal" fo:background-color="transparent" style:font-name-asian="serif" style:font-name-complex="serif"/>
    </style:style>
    <style:style style:name="P10" style:family="paragraph" style:parent-style-name="Standard">
      <style:paragraph-properties fo:line-height="100%" fo:text-align="start" style:justify-single-word="false"/>
      <style:text-properties style:use-window-font-color="true" style:font-name="serif" fo:font-size="12pt" fo:font-weight="bold" fo:background-color="transparent" style:font-name-asian="serif" style:font-name-complex="serif"/>
    </style:style>
    <style:style style:name="P11" style:family="paragraph" style:parent-style-name="Standard">
      <style:paragraph-properties fo:line-height="100%" fo:text-align="start" style:justify-single-word="false"/>
      <style:text-properties style:use-window-font-color="true" style:font-name="sans-serif" fo:font-size="15pt" fo:font-weight="normal" fo:background-color="transparent" style:font-name-asian="sans-serif" style:font-name-complex="sans-serif"/>
    </style:style>
    <style:style style:name="P12"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13" style:family="paragraph" style:parent-style-name="Standard">
      <style:paragraph-properties fo:line-height="100%" fo:text-align="justify" style:justify-single-word="false"/>
    </style:style>
    <style:style style:name="P14" style:family="paragraph" style:parent-style-name="Standard" style:list-style-name="L1">
      <style:paragraph-properties fo:margin-left="-0.25in" fo:margin-right="0in" fo:line-height="100%" fo:text-align="justify" style:justify-single-word="false" fo:text-indent="0.2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bold" fo:background-color="transparent" style:font-name-asian="Times New Roman" style:font-name-complex="Times New Roman"/>
    </style:style>
    <style:style style:name="T4" style:family="text">
      <style:text-properties style:use-window-font-color="true" style:font-name="serif" fo:font-size="12pt" fo:font-weight="normal" fo:background-color="transparent" style:font-name-asian="serif" style:font-name-complex="serif"/>
    </style:style>
    <style:style style:name="T5" style:family="text">
      <style:text-properties style:use-window-font-color="true" style:font-name="serif" fo:font-size="12pt" fo:font-weight="bold" fo:background-color="transparent" style:font-name-asian="serif" style:font-name-complex="serif"/>
    </style:style>
    <style:style style:name="T6" style:family="text">
      <style:text-properties style:use-window-font-color="true" style:font-name="Courier New" fo:font-size="11pt" fo:font-weight="normal" fo:background-color="transparent" style:font-name-asian="Courier New" style:font-name-complex="Courier New"/>
    </style:style>
    <style:style style:name="T7" style:family="text">
      <style:text-properties fo:color="#0000ff" style:font-name="Courier New" fo:font-size="11pt" style:text-underline-style="solid" style:text-underline-width="auto" style:text-underline-color="font-color" fo:font-weight="normal" style:text-underline-mode="continuous" style:text-overline-mode="continuous" style:text-line-through-mode="continuous" fo:background-color="transparent" style:font-name-asian="Courier New" style:font-name-complex="Courier New"/>
    </style:style>
    <style:style style:name="T8"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le1" table:style-name="Table1">
        <table:table-column table:style-name="Table1.A"/>
        <table:table-row>
          <table:table-cell table:style-name="Table1.A1" office:value-type="string">
            <text:p text:style-name="P5">864742 <text:s/>prakriti.nautiyal@tcs.com</text:p>
          </table:table-cell>
        </table:table-row>
      </table:table>
      <text:p text:style-name="P3"/>
      <text:p text:style-name="P3"/>
      <text:p text:style-name="P6">TIBCO administration domain is a collection of users, machines, and TIBCO Business Works components that a TIBCO Administration Server monitors and manages. Some Point to be noted :</text:p>
      <text:p text:style-name="P3"/>
      <text:list xml:id="list1086657483978936834" text:style-name="L1">
        <text:list-item>
          <text:p text:style-name="P14">There is only one Administration Server for each administration domain.</text:p>
        </text:list-item>
        <text:list-item>
          <text:p text:style-name="P14">Whenever multiple machines works in a distributed way, it is necessary that they all should belong to same Administration Domain. </text:p>
        </text:list-item>
      </text:list>
      <text:p text:style-name="P3"/>
      <text:p text:style-name="P7">After you install TIBCO Administrator, the installer starts TIBCO Domain Utility to create the initial administration domain. An administration domain is a collection of users, machines, and services. Each domain is managed by a administration server, which is assisted by a TIBCO Hawk agent running on each machine in the domain. You can create multiple administration domains on the same machine and each domain must have a unique administration server associated with it. For example, the next diagram shows an administration domain with three <text:s/>machines. Each machine has TIBCO Runtime Agent installed and a TIBCO Hawk agent running. One machine has an adapter installed, another TIBCO <text:s/>BusinessWorks and the other machine has the administration server installed. The browser-based TIBCO Administrator GUI can be run from any machine, including machines not in the domain. <text:tab/></text:p>
      <text:p text:style-name="P3"/>
      <text:p text:style-name="P8"><text:s text:c="26"/>Figure 4 TIBCO Administration Domain</text:p>
      <text:p text:style-name="P3"/>
      <text:p text:style-name="P11">Administration Server</text:p>
      <text:p text:style-name="P4"/>
      <text:p text:style-name="P1"><text:span text:style-name="T4">An administration server manages resources in an administration domain. Each domain has its own administration server. A domain can use TIBCO Rendezvous or TIBCO Enterprise Message Service as the transport for handling domain communication. The transport used affects how data is stored and how applications are deployed. The server</text:span><text:span text:style-name="T2">’</text:span><text:span text:style-name="T4">s main responsibilities are to: </text:span></text:p>
      <text:p text:style-name="P3"/>
      <text:p text:style-name="P1"><text:span text:style-name="T4">Manage data storage for the domain.Domain storage options are specified when creating the domain. For </text:span><text:span text:style-name="T5">TIBCO Rendezvous administration domains, domain storage can be in a file-based repository, or in a database repository. </text:span><text:span text:style-name="T3">For TIBCO Enterprise <text:s/></text:span><text:span text:style-name="T5">Message Service administration domains, domain storage must be in a database. </text:span></text:p>
      <text:p text:style-name="P4"/>
      <text:p text:style-name="P1"><text:span text:style-name="T4">For TIBCO Rendezvous administration domains all transport options are available. The default application transp ort option is set when creating the domain and can be modified per application when deploying the application. For </text:span><text:span text:style-name="T5">TIBCO Enterprise Message Service administration domains, applications are always deployed using the local transport option,</text:span><text:span text:style-name="T4"> which sends data to the application’s target machine and allows the application to run independently of the administration server.</text:span></text:p>
      <text:p text:style-name="P4"/>
      <text:p text:style-name="P4"/>
      <text:p text:style-name="P4"/>
      <text:p text:style-name="P9">Create Folder in Desktop :</text:p>
      <text:p text:style-name="P4"/>
      <text:p text:style-name="P12">C:\Users\1101477\Desktop&gt;mkdir GitClone</text:p>
      <text:p text:style-name="P12">C:\Users\1101477\Desktop&gt;cd GitClone</text:p>
      <text:p text:style-name="P4"/>
      <text:p text:style-name="P9"><text:soft-page-break/>Step Two : Now We need to set Proxy in So that we can Download or Communicate with Git hub</text:p>
      <text:p text:style-name="P9"><text:s/></text:p>
      <text:p text:style-name="P2"><text:span text:style-name="T6">C:\Users\1101477\Desktop\GitClone&gt;git config --global http.proxy </text:span><text:a xlink:type="simple" xlink:href="http://10.136.24.126:8080/"><text:span text:style-name="T7">http://10.136.24.126:8080</text:span></text:a></text:p>
      <text:p text:style-name="P4"/>
      <text:p text:style-name="P4"/>
      <text:p text:style-name="P2"><text:span text:style-name="T5">Step Three : </text:span><text:span text:style-name="T4">Check Out the Code using git clone Commnad </text:span></text:p>
      <text:p text:style-name="P4"/>
      <text:p text:style-name="P2"><text:span text:style-name="T6">C:\Users\1101477\Desktop\GitClone&gt;git clone </text:span><text:a xlink:type="simple" xlink:href="https://github.com/eramit8696/hello-world.git"><text:span text:style-name="T7">https://github.com/eramit8696/hello-world.git</text:span></text:a></text:p>
      <text:p text:style-name="P4"/>
      <text:p text:style-name="P12">Cloning into 'hello-world'...</text:p>
      <text:p text:style-name="P12">remote: Counting objects: 9, done.</text:p>
      <text:p text:style-name="P12">remote: Compressing objects: 100% (6/6), done.</text:p>
      <text:p text:style-name="P12">remote: Total 9 (delta 1), reused 3 (delta 0), pack-reused 0</text:p>
      <text:p text:style-name="P12">Unpacking objects: 100% (9/9), done.</text:p>
      <text:p text:style-name="P12">Checking connectivity... done.</text:p>
      <text:p text:style-name="P4"/>
      <text:p text:style-name="P2"><text:span text:style-name="T5">Step Four : <text:s/></text:span><text:span text:style-name="T1">Now make Chenges in File "New OpenDocument Text.odt" <text:s/>that reside in </text:span></text:p>
      <text:p text:style-name="P12">C:\Users\1101477\Desktop\GitClone\hello-world folder and Save the file</text:p>
      <text:p text:style-name="P4"/>
      <text:p text:style-name="P2"><text:span text:style-name="T5">Step Five : </text:span><text:span text:style-name="T6">Now go to hello-world Directory using command prompt </text:span></text:p>
      <text:p text:style-name="P2"><text:span text:style-name="T1"><text:s text:c="2"/></text:span><text:span text:style-name="T6">C:\Users\1101477\Desktop\GitClone&gt;cd hello-world</text:span></text:p>
      <text:p text:style-name="P12"><text:s/>C:\Users\1101477\Desktop\GitClone\hello-world&gt;</text:p>
      <text:p text:style-name="P4"/>
      <text:p text:style-name="P2"><text:span text:style-name="T5">Step Six : <text:s/></text:span><text:span text:style-name="T6">Now Give Commang git status. TO Check Which File you have Changed</text:span></text:p>
      <text:p text:style-name="P4"/>
      <text:p text:style-name="P12">C:\Users\1101477\Desktop\GitClone\hello-world&gt;git status</text:p>
      <text:p text:style-name="P12">On branch master</text:p>
      <text:p text:style-name="P12">Your branch is up-to-date with 'origin/master'.</text:p>
      <text:p text:style-name="P4"/>
      <text:p text:style-name="P12">Changes to be committed:</text:p>
      <text:p text:style-name="P12"><text:s text:c="2"/>(use "git reset HEAD &lt;file&gt;..." to unstage)</text:p>
      <text:p text:style-name="P4"/>
      <text:p text:style-name="P12"><text:s text:c="8"/>modified: <text:s text:c="2"/>New OpenDocument Text.odt</text:p>
      <text:p text:style-name="P4"/>
      <text:p text:style-name="P2"><text:span text:style-name="T5">Step Seven : <text:s/></text:span><text:span text:style-name="T6">Now Give Commang git status. TO Check Which File you have Changed</text:span></text:p>
      <text:p text:style-name="P4"/>
      <text:p text:style-name="P12">C:\Users\1101477\Desktop\GitClone\hello-world&gt;git add "New OpenDocument Text.odt”</text:p>
      <text:p text:style-name="P4"/>
      <text:p text:style-name="P4"/>
      <text:p text:style-name="P10">Step Eight <text:s/>: <text:s/>Check Status</text:p>
      <text:p text:style-name="P4"/>
      <text:p text:style-name="P12">C:\Users\1101477\Desktop\GitClone\hello-world&gt;git status</text:p>
      <text:p text:style-name="P12">On branch master</text:p>
      <text:p text:style-name="P12">Your branch is ahead of 'origin/master' by 1 commit.</text:p>
      <text:p text:style-name="P12"><text:s text:c="2"/>(use "git push" to publish your local commits)</text:p>
      <text:p text:style-name="P4"/>
      <text:p text:style-name="P12">nothing to commit, working directory clean</text:p>
      <text:p text:style-name="P4"/>
      <text:p text:style-name="P10"><text:soft-page-break/>Step Eight <text:s/>: <text:s/>Check remote</text:p>
      <text:p text:style-name="P4"/>
      <text:p text:style-name="P12">C:\Users\1101477\Desktop\GitClone\hello-world&gt;git remote -v</text:p>
      <text:p text:style-name="P2"><text:span text:style-name="T6">origin <text:s/></text:span><text:a xlink:type="simple" xlink:href="https://github.com/eramit8696/hello-world.git"><text:span text:style-name="T7">https://github.com/eramit8696/hello-world.git</text:span></text:a><text:span text:style-name="T6"> (fetch)</text:span></text:p>
      <text:p text:style-name="P2"><text:span text:style-name="T6">origin <text:s/></text:span><text:a xlink:type="simple" xlink:href="https://github.com/eramit8696/hello-world.git"><text:span text:style-name="T7">https://github.com/eramit8696/hello-world.git</text:span></text:a><text:span text:style-name="T6"> (push)</text:span></text:p>
      <text:p text:style-name="P4"/>
      <text:p text:style-name="P10">Step Eight <text:s/>: <text:s/>Push data On Server</text:p>
      <text:p text:style-name="P4"/>
      <text:p text:style-name="P12">C:\Users\1101477\Desktop\GitClone\hello-world&gt;git push origin</text:p>
      <text:p text:style-name="P12">warning: push.default is unset; its implicit value is changing in</text:p>
      <text:p text:style-name="P12">Git 2.0 from 'matching' to 'simple'. To squelch this message</text:p>
      <text:p text:style-name="P12">and maintain the current behavior after the default changes, use:</text:p>
      <text:p text:style-name="P4"/>
      <text:p text:style-name="P12"><text:s text:c="2"/>git config --global push.default matching</text:p>
      <text:p text:style-name="P4"/>
      <text:p text:style-name="P12">To squelch this message and adopt the new behavior now, use:</text:p>
      <text:p text:style-name="P4"/>
      <text:p text:style-name="P12"><text:s text:c="2"/>git config --global push.default simple</text:p>
      <text:p text:style-name="P4"/>
      <text:p text:style-name="P12">When push.default is set to 'matching', git will push local branches</text:p>
      <text:p text:style-name="P12">to the remote branches that already exist with the same name.</text:p>
      <text:p text:style-name="P4"/>
      <text:p text:style-name="P12">In Git 2.0, Git will default to the more conservative 'simple'</text:p>
      <text:p text:style-name="P12">behavior, which only pushes the current branch to the corresponding</text:p>
      <text:p text:style-name="P12">remote branch that 'git pull' uses to update the current branch.</text:p>
      <text:p text:style-name="P4"/>
      <text:p text:style-name="P12">See 'git help config' and search for 'push.default' for further information.</text:p>
      <text:p text:style-name="P12">(the 'simple' mode was introduced in Git 1.7.11. Use the similar mode</text:p>
      <text:p text:style-name="P12">'current' instead of 'simple' if you sometimes use older versions of Git)</text:p>
      <text:p text:style-name="P4"/>
      <text:p text:style-name="P2"><text:span text:style-name="T6">Username for '</text:span><text:a xlink:type="simple" xlink:href="https://github.com/"><text:span text:style-name="T7">https://github.com</text:span></text:a><text:span text:style-name="T6">': eramit8696</text:span></text:p>
      <text:p text:style-name="P2"><text:span text:style-name="T6">Password for '</text:span><text:a xlink:type="simple" xlink:href="https://eramit8696@github.com/"><text:span text:style-name="T7">https://eramit8696@github.com</text:span></text:a><text:span text:style-name="T6">':</text:span></text:p>
      <text:p text:style-name="P12">Counting objects: 5, done.</text:p>
      <text:p text:style-name="P12">Delta compression using up to 4 threads.</text:p>
      <text:p text:style-name="P12">Compressing objects: 100% (3/3), done.</text:p>
      <text:p text:style-name="P12">Writing objects: 100% (3/3), 36.46 KiB | 0 bytes/s, done.</text:p>
      <text:p text:style-name="P12">Total 3 (delta 0), reused 0 (delta 0)</text:p>
      <text:p text:style-name="P2"><text:span text:style-name="T6">To </text:span><text:a xlink:type="simple" xlink:href="https://github.com/eramit8696/hello-world.git"><text:span text:style-name="T7">https://github.com/eramit8696/hello-world.git</text:span></text:a></text:p>
      <text:p text:style-name="P12"><text:s text:c="3"/>df1dccf..a2eb3dd <text:s/>master -&gt; master</text:p>
      <text:p text:style-name="P4"/>
      <text:p text:style-name="P4"/>
      <text:p text:style-name="P12">C:\Users\1101477\Desktop\GitClone\hello-world&gt;git config <text:s/>--list</text:p>
      <text:p text:style-name="P12">core.symlinks=false</text:p>
      <text:p text:style-name="P12">core.autocrlf=false</text:p>
      <text:p text:style-name="P12">color.diff=auto</text:p>
      <text:p text:style-name="P12">color.status=auto</text:p>
      <text:p text:style-name="P12">color.branch=auto</text:p>
      <text:p text:style-name="P12">color.interactive=true</text:p>
      <text:p text:style-name="P12">pack.packsizelimit=2g</text:p>
      <text:p text:style-name="P12">help.format=html</text:p>
      <text:p text:style-name="P12">http.sslcainfo=/bin/curl-ca-bundle.crt</text:p>
      <text:p text:style-name="P12">sendemail.smtpserver=/bin/msmtp.exe</text:p>
      <text:p text:style-name="P12"><text:soft-page-break/>diff.astextplain.textconv=astextplain</text:p>
      <text:p text:style-name="P12">rebase.autosquash=true</text:p>
      <text:p text:style-name="P12">http.proxy=http://10.136.24.126:8080</text:p>
      <text:p text:style-name="P12">core.repositoryformatversion=0</text:p>
      <text:p text:style-name="P12">core.filemode=false</text:p>
      <text:p text:style-name="P12">core.bare=false</text:p>
      <text:p text:style-name="P12">core.logallrefupdates=true</text:p>
      <text:p text:style-name="P12">core.symlinks=false</text:p>
      <text:p text:style-name="P12">core.ignorecase=true</text:p>
      <text:p text:style-name="P12">core.hidedotfiles=dotGitOnly</text:p>
      <text:p text:style-name="P12">remote.origin.url=https://github.com/eramit8696/hello-world.git</text:p>
      <text:p text:style-name="P12">remote.origin.fetch=+refs/heads/*:refs/remotes/origin/*</text:p>
      <text:p text:style-name="P12">branch.master.remote=origin</text:p>
      <text:p text:style-name="P12">branch.master.merge=refs/heads/master</text:p>
      <text:p text:style-name="P4"/>
      <text:p text:style-name="P2"><text:a xlink:type="simple" xlink:href="https://help.github.com/articles/fetching-a-remote/"><text:span text:style-name="T7">https://help.github.com/articles/fetching-a-remote/</text:span></text:a></text:p>
      <text:p text:style-name="P4"/>
      <text:p text:style-name="P4"/>
      <text:p text:style-name="P2"><text:span text:style-name="T1">C:\Users\1101477\Desktop\GitClone\hello-world&gt;git config user.email "</text:span><text:a xlink:type="simple" xlink:href="mailto:er.amit8696@gmail.com"><text:span text:style-name="T8">er.amit8696@gmail.com</text:span></text:a><text:span text:style-name="T1">"</text:span></text:p>
      <text:p text:style-name="P4"/>
      <text:p text:style-name="P4"/>
      <text:p text:style-name="P4">Sub Version to git </text:p>
      <text:p text:style-name="P4"/>
      <text:p text:style-name="P2"><text:a xlink:type="simple" xlink:href="http://jmoses.co/2014/03/21/moving-from-svn-to-git.html"><text:span text:style-name="T8">http://jmoses.co/2014/03/21/moving-from-svn-to-git.html</text:span></text:a></text:p>
      <text:p text:style-name="P4">C:\Users\1101477\AppData\Roaming\Subversion\auth\svn.username</text:p>
      <text:p text:style-name="P4"/>
      <text:p text:style-name="P4"/>
      <text:p text:style-name="P4"/>
      <text:p text:style-name="P4"/>
      <text:p text:style-name="P4">C:\Users\1101477\Desktop\GIT_SVN_TEST&gt;git svn C:\Users\1101477\Desktop\SVN_REPO</text:p>
      <text:p text:style-name="P4"/>
      <text:p text:style-name="P3"/>
      <text:p text:style-name="P3"/>
      <text:p text:style-name="P1"><text:a xlink:type="simple" xlink:href="http://www.pieter-jan.com/"><text:span text:style-name="T8">http://www.pieter-jan.com/</text:span></text:a><text:span text:style-name="T1"> for Raspberry Pi</text:span></text:p>
      <text:p text:style-name="P1"><text:a xlink:type="simple" xlink:href="http://www.higherpass.com/linux/tutorials/installing-and-using-hadoop/">http://www.higherpass.com/linux/tutorials/installing-and-using-hadoop/</text:a><text:span text:style-name="T1"> </text:span></text:p>
      <text:p text:style-name="P1"><text:a xlink:type="simple" xlink:href="http://www.lediouris.net/RaspberryPI/Hadoop/readme.html"><text:span text:style-name="T8">http://www.lediouris.net/RaspberryPI/Hadoop/readme.html</text:span></text:a><text:span text:style-name="T1"> for Hadoop on raspberry pie</text:span></text:p>
      <text:p text:style-name="P3"/>
      <text:p text:style-name="P3">About the Course</text:p>
      <text:p text:style-name="P3"/>
      <text:p text:style-name="P3">The Big Data and Hadoop training course from Edureka is designed to enhance your knowledge and skills to become a successful Hadoop developer. In-depth knowledge of core concepts will be covered in the course along with implementation on varied industry use-cases.</text:p>
      <text:p text:style-name="P3"/>
      <text:p text:style-name="P3">Course Objectives</text:p>
      <text:p text:style-name="P3"/>
      <text:p text:style-name="P3">By the end of the course, <text:s/>you will: </text:p>
      <text:p text:style-name="P3">1. Master the concepts of HDFS and MapReduce framework </text:p>
      <text:p text:style-name="P3">2. Understand Hadoop 2.x Architecture </text:p>
      <text:p text:style-name="P3">3. Setup Hadoop Cluster and write Complex MapReduce programs </text:p>
      <text:p text:style-name="P3">4. Learn data loading techniques using Sqoop and Flume </text:p>
      <text:p text:style-name="P3">5. Perform data analytics using Pig, Hive and YARN </text:p>
      <text:p text:style-name="P3"><text:soft-page-break/>6. Implement HBase and MapReduce integration </text:p>
      <text:p text:style-name="P3">7. Implement Advanced Usage and Indexing </text:p>
      <text:p text:style-name="P3">8. Schedule jobs using Oozie </text:p>
      <text:p text:style-name="P3">9. Implement best practices for Hadoop development </text:p>
      <text:p text:style-name="P3">10. Work on a real life Project on Big Data Analytics</text:p>
      <text:p text:style-name="P3">11. Understand Spark and its Ecosystem </text:p>
      <text:p text:style-name="P3">12. Learn how to work in RDD in Spark</text:p>
      <text:p text:style-name="P3"/>
      <text:p text:style-name="P3">Who should go for this Course?</text:p>
      <text:p text:style-name="P3"/>
      <text:p text:style-name="P3">Today, Hadoop has become <text:s/>a cornerstone of every business technology professional. To stay ahead in the game, Hadoop has become a must-know technology for the following professionals:</text:p>
      <text:p text:style-name="P3">1. Analytics professionals </text:p>
      <text:p text:style-name="P3">2. BI /ETL/DW professionals </text:p>
      <text:p text:style-name="P3">3. Project managers</text:p>
      <text:p text:style-name="P3">4. Testing professionals </text:p>
      <text:p text:style-name="P3">5. Mainframe professionals </text:p>
      <text:p text:style-name="P3">6. Software developers and architects </text:p>
      <text:p text:style-name="P3">7. Graduates aiming to build a successful career around Big Data</text:p>
      <text:p text:style-name="P3"/>
      <text:p text:style-name="P3">Why learn Big Data and Hadoop?</text:p>
      <text:p text:style-name="P3"/>
      <text:p text:style-name="P3">CIOs are making Hadoop their platform of choice in 2016. For better career prospects, bigger job opportunities and financial growth, Hadoop is a must-know. </text:p>
      <text:p text:style-name="P3">Check out these Edureka blogs to know why Hadoop training is critical:</text:p>
      <text:p text:style-name="P3">How essential is Hadoop training?</text:p>
      <text:p text:style-name="P3">Gartner Predicts How Big Data Can Lead Economic Growth</text:p>
      <text:p text:style-name="P3"/>
      <text:p text:style-name="P3">What are the pre-requisites for this Course?</text:p>
      <text:p text:style-name="P3"/>
      <text:p text:style-name="P3">You can master Hadoop, irrespective of your IT background. While basic knowledge of Core Java and SQL might help, it is not a pre-requisite for learning Hadoop. In case you wish to brush-up your Java skills, Edureka offers you a complimentary self-paced course: "Java essentials for Hadoop".</text:p>
      <text:p text:style-name="P3"/>
      <text:p text:style-name="P3">How will I execute the Practicals?</text:p>
      <text:p text:style-name="P3"/>
      <text:p text:style-name="P3">For the practicals, we will help you to setup Edureka's Virtual Machine in your system with local access. The detailed installation guides are provided in the LMS for setting up your environment. In case your system doesn't meet the pre-requisites e.g. 4GB RAM, you will be provided remote access to the Edureka cluster. In case you experience any issues, our 24*7 support team will be happy to assist you.</text:p>
      <text:p text:style-name="P3"/>
      <text:p text:style-name="P3">Which Case-Studies will be a part of the Course?</text:p>
      <text:p text:style-name="P3"/>
      <text:p text:style-name="P3">Towards the end of the course, you will be working on a live project where you will be using PIG, HIVE, HBase and MapReduce to perform Big Data analytics. </text:p>
      <text:p text:style-name="P3">Here are the few industry-specific Big Data case studies e.g. Finance, Retail, Media, Aviation etc. which you can consider foryour project work:</text:p>
      <text:p text:style-name="P3"/>
      <text:p text:style-name="P3">Project #1: Analyze social bookmarking sites to find insights</text:p>
      <text:p text:style-name="P3">Industry: Social Media</text:p>
      <text:p text:style-name="P3"><text:soft-page-break/>Data: It comprises of the information gathered from sites like reddit.com, stumbleupon.com which are bookmarking sites and allow you to bookmark, review, rate, search various links on any topic.reddit.com, stumbleupon.com, etc. A bookmarking site allows you to bookmark, review, rate, search various links on any topic. The data is in XML format and contains various links/posts URL, categories defining it and the ratings linked with it. </text:p>
      <text:p text:style-name="P3">Problem Statement: Analyze the data in the Hadoop ecosystem to:</text:p>
      <text:p text:style-name="P3">1. Fetch the data into a Hadoop Distributed File System and analyze it with the help of MapReduce, Pig and Hive to find the top rated links based on the user comments, likes etc.</text:p>
      <text:p text:style-name="P3">2. Using MapReduce, convert the semi-structured format (XML data) into a structured format and categorize the user rating as positive and negative for each of the thousand links.</text:p>
      <text:p text:style-name="P3">3. Push the output HDFS and then feed it into PIG, which splits the data into two parts: Category data and Ratings data.</text:p>
      <text:p text:style-name="P3">4. Write a fancy Hive Query to analyze the data further and push the output is into relational database (RDBMS) using Sqoop.</text:p>
      <text:p text:style-name="P3">5. Use a web server running on grails/java/ruby/python that renders the result in real time processing on a website.</text:p>
      <text:p text:style-name="P3"/>
      <text:p text:style-name="P3">Project #2: Customer Complaints Analysis</text:p>
      <text:p text:style-name="P3">Industry: Retail</text:p>
      <text:p text:style-name="P3">Data: Publicly available dataset, containing a few lakh observations with attributes like; CustomerId, Payment Mode, Product Details, Complaint, Location, Status of the complaint, etc. </text:p>
      <text:p text:style-name="P3">Problem Statement: Analyze the data in the Hadoop ecosystem to:</text:p>
      <text:p text:style-name="P3">1. Get the number of complaints filed under each product</text:p>
      <text:p text:style-name="P3">2. Get the total number of complaints filed from a particular location</text:p>
      <text:p text:style-name="P3">3. Get the list of complaints grouped by location which has no timely response</text:p>
      <text:p text:style-name="P3"/>
      <text:p text:style-name="P3">Project #3: Tourism Data Analysis</text:p>
      <text:p text:style-name="P3">Industry: Tourism</text:p>
      <text:p text:style-name="P3">Data: The dataset comprises attributes like: City pair (combination of from and to), adults traveling, seniors traveling, children traveling, air booking price, car booking price, etc.</text:p>
      <text:p text:style-name="P3">Problem Statement: Find the following insights from the data:</text:p>
      <text:p text:style-name="P3">1. Top 20 destinations people frequently travel to: Based on given data we can find the most popular destinations where people travel frequently, based on the specific initial number of trips booked for a particular destination</text:p>
      <text:p text:style-name="P3">2. Top 20 locations from where most of the trips start based on booked trip count</text:p>
      <text:p text:style-name="P3">3. Top 20 high air-revenue destinations, i.e the 20 cities that generate high airline revenues for travel, so that the discount offers can be given to attract more bookings for these destinations.</text:p>
      <text:p text:style-name="P3"/>
      <text:p text:style-name="P3">Project #4: Airline Data Analysis</text:p>
      <text:p text:style-name="P3">Industry: Aviation</text:p>
      <text:p text:style-name="P3">Data: Publicly available dataset which contains the flight details of various airlines such as: Airport id, Name of the airport, Main city served by airport, Country or territory where airport is located, Code of Airport, Decimal degrees, Hours offset from UTC, <text:s/>Timezone, etc.</text:p>
      <text:p text:style-name="P3">Problem Statement: Analyze the airlines’ data to:</text:p>
      <text:p text:style-name="P3">1. Find list of airports operating in the country</text:p>
      <text:p text:style-name="P3">2. Find the list of airlines having zero stops</text:p>
      <text:p text:style-name="P3">3. List of airlines operating with code share</text:p>
      <text:p text:style-name="P3">4. Which country (or) territory has the highest number of airports</text:p>
      <text:p text:style-name="P3">5. Find the list of active airlines in the United States</text:p>
      <text:p text:style-name="P3"/>
      <text:p text:style-name="P3"><text:soft-page-break/>Project #5: Analyze Loan Dataset</text:p>
      <text:p text:style-name="P3">Industry: Banking and Finance</text:p>
      <text:p text:style-name="P3">Data: Publicly available dataset which contains complete details of all the loans issued, including the current loan status (Current, Late, Fully Paid, etc.) and latest payment information.</text:p>
      <text:p text:style-name="P3">Problem Statement: Find the number of cases per location and categorize the count with respect to reason for taking loan and display the average risk score.</text:p>
      <text:p text:style-name="P3"/>
      <text:p text:style-name="P3">Project #6: Analyze Movie Ratings</text:p>
      <text:p text:style-name="P3">Industry: Media</text:p>
      <text:p text:style-name="P3">Data: Publicly available data from sites like rotten tomatoes, IMDB, etc.</text:p>
      <text:p text:style-name="P3">Problem Statement: Analyze the movie ratings by different users to:</text:p>
      <text:p text:style-name="P3">1. Get the user who has rated the most number of movies</text:p>
      <text:p text:style-name="P3">2. Get the user who has rated the least number of movies</text:p>
      <text:p text:style-name="P3">3. Get the count of total number of movies rated by user belonging to a specific occupation </text:p>
      <text:p text:style-name="P3">4. Get the number of underage users</text:p>
      <text:p text:style-name="P3"/>
      <text:p text:style-name="P3">Project #7: Analyze YouTube data</text:p>
      <text:p text:style-name="P3">Industry: Social Media</text:p>
      <text:p text:style-name="P3">Data: It is about the YouTube videos and contains attributes such as: VideoID, Uploader, Age, Category, Length, views, ratings, comments, etc.</text:p>
      <text:p text:style-name="P3">Problem Statement: Identify the top 5 categories in which the most number of videos are uploaded, the top 10 rated videos, and the top 10 most viewed videos.</text:p>
      <text:p text:style-name="P3">Apart from these there are some twenty more use-cases to choose:</text:p>
      <text:p text:style-name="P3">Market data Analysis</text:p>
      <text:p text:style-name="P3">Twitter Data Analysis</text:p>
      <text:p text:style-name="P3"/>
      <text:p text:style-name="P1"><text:span text:style-name="T1"><text:s/></text:span><text:a xlink:type="simple" xlink:href="https://github.com/cloudera/cdh-twitter-example"><text:span text:style-name="T8">https://github.com/cloudera/cdh-twitter-example</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ourier New" svg:font-family="'Courier New'"/>
    <style:font-face style:name="Symbol" svg:font-family="Symbol"/>
    <style:font-face style:name="Times New Roman" svg:font-family="'Times New Roman'"/>
    <style:font-face style:name="sans-serif" svg:font-family="sans-serif"/>
    <style:font-face style:name="serif" svg:font-family="serif"/>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196" meta:word-count="2034" meta:character-count="14431"/>
    <dc:date>2016-04-22T18:00:47.33</dc:date>
    <meta:editing-duration>PT20S</meta:editing-duration>
    <meta:editing-cycles>1</meta:editing-cycles>
    <meta:generator>OpenOffice.org/3.4.1$Win32 OpenOffice.org_project/341m1$Build-9593</meta:generator>
  </office:meta>
</office:document-meta>
</file>